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67c1" officeooo:paragraph-rsid="001967c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67c1" officeooo:paragraph-rsid="001967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67c1" officeooo:paragraph-rsid="001967c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1588" officeooo:paragraph-rsid="001b158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58eb" officeooo:paragraph-rsid="001b58e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e0bf" officeooo:paragraph-rsid="001be0b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cfff3" officeooo:paragraph-rsid="001cfff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0a27" officeooo:paragraph-rsid="001d0a2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0578" officeooo:paragraph-rsid="001f057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86b8" officeooo:paragraph-rsid="001f86b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229d4" officeooo:paragraph-rsid="002229d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4176d" officeooo:paragraph-rsid="0024176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a4059" officeooo:paragraph-rsid="001a405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5af02" officeooo:paragraph-rsid="0025af0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61569" officeooo:paragraph-rsid="0026156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30fa19" officeooo:paragraph-rsid="0030fa1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32370c" officeooo:paragraph-rsid="0032370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338050" officeooo:paragraph-rsid="0033805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5b209" officeooo:paragraph-rsid="0035b20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36a4dc" officeooo:paragraph-rsid="0036a4d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3b0b53" officeooo:paragraph-rsid="003b0b53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3b8c17" officeooo:paragraph-rsid="003b8c1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9b105" officeooo:paragraph-rsid="0029b105" fo:background-color="#ffff0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35b209" officeooo:paragraph-rsid="0035b209" fo:background-color="#ffff0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29b105" officeooo:paragraph-rsid="0029b105" fo:background-color="transparent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a77c0" officeooo:paragraph-rsid="002a77c0" fo:background-color="transparent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967c1" officeooo:paragraph-rsid="001967c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a4059" officeooo:paragraph-rsid="001a405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a4059" officeooo:paragraph-rsid="001d0a2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b3dcb" officeooo:paragraph-rsid="001b3dc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cfff3" officeooo:paragraph-rsid="001cfff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d0a27" officeooo:paragraph-rsid="001d0a2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f0578" officeooo:paragraph-rsid="001f057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f86b8" officeooo:paragraph-rsid="001f86b8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0a2ee" officeooo:paragraph-rsid="0020a2e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229d4" officeooo:paragraph-rsid="002229d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1b1588" officeooo:paragraph-rsid="001b1588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1b58eb" officeooo:paragraph-rsid="001b58e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1be0bf" officeooo:paragraph-rsid="001be0b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5af02" officeooo:paragraph-rsid="0025af02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261569" officeooo:paragraph-rsid="00261569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30fa19" officeooo:paragraph-rsid="0030fa1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30fa19" officeooo:paragraph-rsid="002b8fd4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338050" officeooo:paragraph-rsid="0033805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3493c0" officeooo:paragraph-rsid="003493c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3493c0" officeooo:paragraph-rsid="00355253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32370c" officeooo:paragraph-rsid="0032370c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355253" officeooo:paragraph-rsid="00355253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35b209" officeooo:paragraph-rsid="0035b209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36a4dc" officeooo:paragraph-rsid="0036a4dc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36a4dc" officeooo:paragraph-rsid="0035b209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386329" officeooo:paragraph-rsid="00386329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3a3bb3" officeooo:paragraph-rsid="003a3bb3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3a903c" officeooo:paragraph-rsid="003a903c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3b0b53" officeooo:paragraph-rsid="003b0b53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3b8c17" officeooo:paragraph-rsid="003b8c17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29b105" officeooo:paragraph-rsid="0029b105" fo:background-color="transparent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2a77c0" officeooo:paragraph-rsid="002a77c0" fo:background-color="transparent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2b8fd4" officeooo:paragraph-rsid="002b8fd4" fo:background-color="transparent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officeooo:rsid="001a4059" officeooo:paragraph-rsid="001a4059"/>
    </style:style>
    <style:style style:name="P61" style:family="paragraph" style:parent-style-name="Standard">
      <style:paragraph-properties fo:text-align="start" style:justify-single-word="false"/>
      <style:text-properties fo:font-size="16pt" fo:font-weight="bold" officeooo:rsid="001cfff3" officeooo:paragraph-rsid="001cfff3" fo:background-color="#ffff00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rsid="00274b7d" officeooo:paragraph-rsid="00274b7d"/>
    </style:style>
    <style:style style:name="P63" style:family="paragraph" style:parent-style-name="Standard">
      <style:paragraph-properties fo:text-align="start" style:justify-single-word="false"/>
      <style:text-properties fo:font-size="15pt" fo:font-weight="bold" officeooo:rsid="002b8fd4" officeooo:paragraph-rsid="002b8fd4" fo:background-color="#ffff00" style:font-size-asian="15pt" style:font-weight-asian="bold" style:font-size-complex="15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dcdcaa" style:font-name="Droid Sans Mono" fo:font-size="8.39999961853027pt" fo:font-weight="normal" officeooo:rsid="002b8fd4" officeooo:paragraph-rsid="002b8fd4" fo:background-color="#1e1e1e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3b0b53" officeooo:paragraph-rsid="003b0b53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3b3607" officeooo:paragraph-rsid="003b3607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3cf98a" officeooo:paragraph-rsid="003cf98a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3e6477" officeooo:paragraph-rsid="003e6477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3b3607" officeooo:paragraph-rsid="003b3607" fo:background-color="#ffff00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3e6477" officeooo:paragraph-rsid="003e6477" fo:background-color="#ff0000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3e6477" officeooo:paragraph-rsid="003e6477" fo:background-color="transparent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3f14dc" officeooo:paragraph-rsid="003f14dc" fo:background-color="transparent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4029ad" officeooo:paragraph-rsid="004029ad" fo:background-color="transparent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41f21e" officeooo:paragraph-rsid="0041f21e" fo:background-color="transparent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0437306" officeooo:paragraph-rsid="00437306" fo:background-color="transparent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45a70c" officeooo:paragraph-rsid="0045a70c" fo:background-color="transparent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weight="normal" officeooo:rsid="00471f61" officeooo:paragraph-rsid="00471f61" fo:background-color="transparent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weight="normal" officeooo:rsid="0048d1ce" officeooo:paragraph-rsid="0048d1ce" fo:background-color="transparent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bold" officeooo:rsid="003bc668" officeooo:paragraph-rsid="003bc668" fo:background-color="#ffff00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weight="bold" officeooo:rsid="0043bb72" officeooo:paragraph-rsid="0043bb72" fo:background-color="#ffff00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weight="bold" officeooo:rsid="0043a95f" officeooo:paragraph-rsid="0043a95f" fo:background-color="transparent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weight="bold" officeooo:rsid="0043bb72" officeooo:paragraph-rsid="0043bb72" fo:background-color="transparent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weight="bold" officeooo:rsid="003e6477" officeooo:paragraph-rsid="003e6477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86b8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355253"/>
    </style:style>
    <style:style style:name="T6" style:family="text">
      <style:text-properties officeooo:rsid="003863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SCRIPT NOTES HEAD FIRST</text:p>
      <text:p text:style-name="P61">Chapter 1 : Interactive Web</text:p>
      <text:p text:style-name="P3"/>
      <text:p text:style-name="P1">1.Javascript turns web pages into intercative web pages.</text:p>
      <text:p text:style-name="P1"/>
      <text:p text:style-name="P1">2.Javascript hepls to build the functionality of the web pages</text:p>
      <text:p text:style-name="P1"/>
      <text:p text:style-name="P1">3.Javascript is the scripting lauguage</text:p>
      <text:p text:style-name="P1"/>
      <text:p text:style-name="P60">4.Javascript does not allow user to read and wrtie files to the user hard drive. It is because to </text:p>
      <text:p text:style-name="P60"><text:s text:c="3"/>prevent malicious code and provide secuirty</text:p>
      <text:p text:style-name="P60"/>
      <text:p text:style-name="P60">5.A Javascript mechanism is called an<text:span text:style-name="T1"> “event” </text:span></text:p>
      <text:p text:style-name="P13"/>
      <text:p text:style-name="P28">6.Javascript interactivity is done within web browser without loading the new page.</text:p>
      <text:p text:style-name="P28"/>
      <text:p text:style-name="P30">7.Events are javascripts notifications</text:p>
      <text:p text:style-name="P1"/>
      <text:p text:style-name="P62">8.Javascript is case sensitive lauguage.</text:p>
      <text:p text:style-name="P3">2.Diffrent way to use javascript </text:p>
      <text:p text:style-name="P27"/>
      <text:p text:style-name="P27">1.using script tag in the html. Script tag usely use in the head section of the html<text:span text:style-name="T1">.</text:span></text:p>
      <text:p text:style-name="P3"/>
      <text:p text:style-name="P28"><text:span text:style-name="T1">Syntax:- </text:span>&lt;script type=”text/javascript”&gt;</text:p>
      <text:p text:style-name="P28"><text:tab/><text:tab/>//javascript code</text:p>
      <text:p text:style-name="P28"><text:tab/>&lt;/script&gt;</text:p>
      <text:p text:style-name="P4">3.Some important functionalities of tag</text:p>
      <text:p text:style-name="P4"/>
      <text:p text:style-name="P4">1.On blur:-<text:span text:style-name="T2">Indicates user leaves the current input field and enter into the new input field</text:span></text:p>
      <text:p text:style-name="P37"/>
      <text:p text:style-name="P5">2.Onload :- <text:span text:style-name="T2">Triggered when the page finishes the loading.</text:span></text:p>
      <text:p text:style-name="P38"/>
      <text:p text:style-name="P6">3.On click:- <text:s/><text:span text:style-name="T2">is triggered then user click on text , images or somthing else.</text:span></text:p>
      <text:p text:style-name="P39"/>
      <text:p text:style-name="P6">4.prompt:- <text:span text:style-name="T2">Helps to triggered the pop up box and fetch the data from the user.</text:span></text:p>
      <text:p text:style-name="P39"/>
      <text:p text:style-name="P12">5.Tofixed()-<text:span text:style-name="T2"> It represent a number in the string represnetation.</text:span></text:p>
      <text:p text:style-name="P39"/>
      <text:p text:style-name="P61">2. Chapter two :- Storing Data</text:p>
      <text:p text:style-name="P7"/>
      <text:p text:style-name="P31">1.Javascript Interpretor which lives in web browser is little bit helpful for storing data.</text:p>
      <text:p text:style-name="P31"/>
      <text:p text:style-name="P31">2.Scripts are stored data which carry out the calculations and helps to remember the user data.</text:p>
      <text:p text:style-name="P31"/>
      <text:p text:style-name="P8">3.Javascript mainly uses three types of data types</text:p>
      <text:p text:style-name="P32">1.Numbers</text:p>
      <text:p text:style-name="P32">2.Text</text:p>
      <text:p text:style-name="P32">3.Boolean</text:p>
      <text:p text:style-name="P32"/>
      <text:p text:style-name="P32">4.If the information contains both text and number data then whole it is considered as text.</text:p>
      <text:p text:style-name="P29"/>
      <text:p text:style-name="P9">5.Variables:-</text:p>
      <text:p text:style-name="P33"><text:soft-page-break/>1.A variables is a storage location with the unique name.</text:p>
      <text:p text:style-name="P33"/>
      <text:p text:style-name="P9"><text:span text:style-name="T3">2.</text:span>Syntex<text:span text:style-name="T3">(Variable Declaration)</text:span>:- <text:s/><text:span text:style-name="T2">var(keyword to create variable )</text:span></text:p>
      <text:p text:style-name="P33">//var variable name;</text:p>
      <text:p text:style-name="P33"/>
      <text:p text:style-name="P10"><text:span text:style-name="T2">3.</text:span>Syntax(Variable initilization):- <text:s/><text:span text:style-name="T2">\\ var pagehits = 0;</text:span></text:p>
      <text:p text:style-name="P34"/>
      <text:p text:style-name="P10">6.Constants:-</text:p>
      <text:p text:style-name="P34">1.In javascript Not all browsers support constant keywords</text:p>
      <text:p text:style-name="P34"/>
      <text:p text:style-name="P34">2.Constant is Declared using the<text:span text:style-name="T1"> const </text:span>keywords</text:p>
      <text:p text:style-name="P34"/>
      <text:p text:style-name="P34">3.<text:span text:style-name="T1">Syntax:- </text:span>\\ const LIGHTS = True;</text:p>
      <text:p text:style-name="P34"/>
      <text:p text:style-name="P34">4.Constant variables generally declared as capital letters</text:p>
      <text:p text:style-name="P34"/>
      <text:p text:style-name="P35">5.Javascript will perform number to text conersion automatically.</text:p>
      <text:p text:style-name="P35"/>
      <text:p text:style-name="P11">7.Identifiers</text:p>
      <text:p text:style-name="P11"/>
      <text:p text:style-name="P36">1.Excalamations mark is not allowed anywhere in the variables</text:p>
      <text:p text:style-name="P36"/>
      <text:p text:style-name="P36">2.Number is not allowed in the beginning of the variables.</text:p>
      <text:p text:style-name="P40"/>
      <text:p text:style-name="P36">3.A variable can start with dollor sign and underscore sign.</text:p>
      <text:p text:style-name="P36"/>
      <text:p text:style-name="P36">4.In javascript variables can use camelcase to decalared multi word variables.</text:p>
      <text:p text:style-name="P36"/>
      <text:p text:style-name="P14">8.NaN :- <text:span text:style-name="T2">Nan is not a number it comes when there is undeifned value of the variables( is like a error indicator). </text:span></text:p>
      <text:p text:style-name="P40"/>
      <text:p text:style-name="P14">9.<text:span text:style-name="T2">Camel case only applies to naming javascript objects. Eg:- <text:s/>object name is Donut</text:span></text:p>
      <text:p text:style-name="P40"/>
      <text:p text:style-name="P14">10. <text:span text:style-name="T2">Lower camel case applies to functions and variables. Eg:- function name is getDonut().</text:span></text:p>
      <text:p text:style-name="P40"/>
      <text:p text:style-name="P15">11.String Concatenation :- <text:span text:style-name="T2">“do” + “nuts” = “donuts” <text:s/>, “1” + “2” = “12”</text:span></text:p>
      <text:p text:style-name="P41"/>
      <text:p text:style-name="P15">12.Conversion from text to a number :- Theses methods only valid for numeric characters</text:p>
      <text:p text:style-name="P15"/>
      <text:p text:style-name="P15">Method 1 : ParseInt():- <text:span text:style-name="T2">ParseInt(“1”) + ParseInt(“2”) = 3</text:span></text:p>
      <text:p text:style-name="P40"/>
      <text:p text:style-name="P15">Method 2 : ParseInt():- <text:span text:style-name="T2">ParseFloat(“1”) + ParseFloat(“2”) = 3.0</text:span></text:p>
      <text:p text:style-name="P41"/>
      <text:p text:style-name="P41">Examples : - ParseInt(“$30.1222”) = Nan;</text:p>
      <text:p text:style-name="P41"/>
      <text:p text:style-name="P23">13.Get_element_by_id : - <text:span text:style-name="T2">Use to grab the data</text:span> </text:p>
      <text:p text:style-name="P23"/>
      <text:p text:style-name="P25">14. <text:span text:style-name="T2">The id attribute is used to access the form field.</text:span></text:p>
      <text:p text:style-name="P57"/>
      <text:p text:style-name="P26"><text:span text:style-name="T4">15.</text:span><text:span text:style-name="T2">Get element by id is the document object , not a function and also it does not retireve the data </text:span></text:p>
      <text:p text:style-name="P58"><text:s text:c="4"/>directly from the id instead of that it provides the html field itself as a javascript object.</text:p>
      <text:p text:style-name="P58"/>
      <text:p text:style-name="P26"><text:soft-page-break/>16.<text:span text:style-name="T2">The .value gives the permission to access the data from the javascript object.</text:span></text:p>
      <text:p text:style-name="P59"/>
      <text:p text:style-name="P58"/>
      <text:p text:style-name="P64"/>
      <text:p text:style-name="P63">CHAPTER 3 : Exploring the client</text:p>
      <text:p text:style-name="P43"/>
      <text:p text:style-name="P42">1.The Part of the Web Browser that runs javascript code is called java script interpretor.</text:p>
      <text:p text:style-name="P42"/>
      <text:p text:style-name="P42">2.Data validation means that user enter the clean , correct and useful information in the fields.</text:p>
      <text:p text:style-name="P42"/>
      <text:p text:style-name="P42">3.<text:span text:style-name="T1">We can write script that fetch data from the web server and then displayed on the page. This </text:span></text:p>
      <text:p text:style-name="P16"><text:s text:c="3"/>technique is known as ajax. </text:p>
      <text:p text:style-name="P42"/>
      <text:p text:style-name="P17">TIMERS FUNCTIONS IN JAVASCRIPTS</text:p>
      <text:p text:style-name="P17"/>
      <text:p text:style-name="P17">Two Methods:-</text:p>
      <text:p text:style-name="P17"/>
      <text:p text:style-name="P47">1.Establising the time delay</text:p>
      <text:p text:style-name="P47"/>
      <text:p text:style-name="P47">2.Letting the timers know what to code runs when the timers elapses.</text:p>
      <text:p text:style-name="P47"/>
      <text:p text:style-name="P47">3.The timers delay expressed in miliseconds(2 Seconds means 2000 miliseconds).</text:p>
      <text:p text:style-name="P47"/>
      <text:p text:style-name="P17">4.One shot timers :- <text:span text:style-name="T2">One shot timers are those timers which runs code exactlty one time.</text:span></text:p>
      <text:p text:style-name="P47"/>
      <text:p text:style-name="P17">5.Multiple timers : - <text:span text:style-name="T2">Multiple timers runs in the specified interval of time.</text:span></text:p>
      <text:p text:style-name="P47"/>
      <text:p text:style-name="P18"><text:span text:style-name="T2">6.To set the timers user “</text:span>setTimeout() FUNCTION<text:span text:style-name="T2">”</text:span></text:p>
      <text:p text:style-name="P44"/>
      <text:p text:style-name="P18">KEYNOTE:- <text:span text:style-name="T2">Dont ever put comma in javascript numbers also if it is too big too.</text:span></text:p>
      <text:p text:style-name="P44"/>
      <text:p text:style-name="P18"><text:span text:style-name="T2">Example:- setTimeout(“alert(‘Wkae up!’);” , 600000); </text:span>\\ To set the one – show timer</text:p>
      <text:p text:style-name="P18"/>
      <text:p text:style-name="P44">7. To set the interval timers use “<text:span text:style-name="T1">setInterval()</text:span>”</text:p>
      <text:p text:style-name="P44"/>
      <text:p text:style-name="P45">8.The Client window is only the part of the web broswer that displays the page.</text:p>
      <text:p text:style-name="P45"/>
      <text:p text:style-name="P48">9.The body of the document represent the visible part of the page including the client height and </text:p>
      <text:p text:style-name="P46"><text:s text:c="3"/><text:span text:style-name="T5">client width.</text:span></text:p>
      <text:p text:style-name="P46"/>
      <text:p text:style-name="P46"/>
      <text:p text:style-name="P19"><text:s text:c="30"/>SET THE WIDTH AND HEIGHT OF AN IMAGE</text:p>
      <text:p text:style-name="P19"/>
      <text:p text:style-name="P49">10.There is an style object present in the part of every <text:s/>web page so from that element we <text:s/>can resize the height and width of an element which is present in the page.</text:p>
      <text:p text:style-name="P49"/>
      <text:p text:style-name="P49">11.Example of accessing height of the rock image</text:p>
      <text:p text:style-name="P49"/>
      <text:p text:style-name="P49"><text:s text:c="5"/>\\ document.getElementById(“rockimg”).style.height</text:p>
      <text:p text:style-name="P49"/>
      <text:p text:style-name="P49">12. To change the height and width of the element in the web page assing a value to it.</text:p>
      <text:p text:style-name="P49"><text:s text:c="5"/>\\document.getElementById(“rockimg”).style.height = “100px”;</text:p>
      <text:p text:style-name="P24"><text:soft-page-break/>“we dont need to set the width because it is automatically be scaled and propostional to the new height.”</text:p>
      <text:p text:style-name="P24"/>
      <text:p text:style-name="P50">13.Browsers resizing will be communicated using an event called as onresize().</text:p>
      <text:p text:style-name="P50"/>
      <text:p text:style-name="P20">14.”The onresize() and onclick() is triggered by the user but onload() is not triggered by the user.”</text:p>
      <text:p text:style-name="P51"/>
      <text:p text:style-name="P50">15.<text:span text:style-name="T6">The Page Web page is loaded from the web server.</text:span></text:p>
      <text:p text:style-name="P50"/>
      <text:p text:style-name="P22">Cookies function in javascript</text:p>
      <text:p text:style-name="P56"/>
      <text:p text:style-name="P52">16.Browsers cookeis helps to store the data persistenlty so that is uses in the life cycle of the script.</text:p>
      <text:p text:style-name="P52"/>
      <text:p text:style-name="P53">17.Server is also used for sroting the data persistantly but it is not use for storing the small piece of data persistentlty.</text:p>
      <text:p text:style-name="P53"/>
      <text:p text:style-name="P53">18.Cookies helps to store the data persistentlty on the cleint side where as server is also used to store data but on the server side which required a programming efforts.</text:p>
      <text:p text:style-name="P53"/>
      <text:p text:style-name="P54">19.Cookises can live longer than variables but it is not the permanent storage because cookies has the expiration data.</text:p>
      <text:p text:style-name="P54"/>
      <text:p text:style-name="P54">20.Each cookie is separated by a semicolon and semicolon helps to read from the cookie list and also helps to pulling out the single cookie.</text:p>
      <text:p text:style-name="P54"/>
      <text:p text:style-name="P55">21. The cookies list is broken down into individual cookie by splitting down along with semicolon.</text:p>
      <text:p text:style-name="P55"/>
      <text:p text:style-name="P21">22.CharAt() :- <text:span text:style-name="T2">Returns the charaacters from the specified index.</text:span></text:p>
      <text:p text:style-name="P55"/>
      <text:p text:style-name="P66">23.Cookie dont use the camelcase.</text:p>
      <text:p text:style-name="P66"/>
      <text:p text:style-name="P66">24.Cookie has a security issues so it is recomeneded that dont store senstive data into cookies.</text:p>
      <text:p text:style-name="P66"/>
      <text:p text:style-name="P66">25.Cookies is not a executable program so it cant spread viruses and worms.</text:p>
      <text:p text:style-name="P66"/>
      <text:p text:style-name="P66">26.Every Bwosers has its own cookies we can not use the cookie of one brosers to another browers</text:p>
      <text:p text:style-name="P66"/>
      <text:p text:style-name="P69"/>
      <text:p text:style-name="P79">SECTION 4:- Decision Making</text:p>
      <text:p text:style-name="P79"/>
      <text:p text:style-name="P79"/>
      <text:p text:style-name="P67">1.If statement is one of the commom condational statement which helps us to take decisions in javascript.</text:p>
      <text:p text:style-name="P67"/>
      <text:p text:style-name="P68">2.Png image extenstion of the image is the widely accepted standard in programming of javascript.</text:p>
      <text:p text:style-name="P68"/>
      <text:p text:style-name="P68">3.<text:span text:style-name="T1">Limitation of if/else :- </text:span>In if and else statement we are bound to use only one action at a time.</text:p>
      <text:p text:style-name="P68"/>
      <text:p text:style-name="P68">4.<text:span text:style-name="T1">Solution of the limitations :- </text:span>Use the compound statement if you wan to use the chuck of statement.</text:p>
      <text:p text:style-name="P68"/>
      <text:p text:style-name="P68"><text:soft-page-break/>Without compound statement <text:s text:c="2"/><text:tab/><text:tab/><text:tab/><text:tab/><text:tab/>With Compound statement</text:p>
      <text:p text:style-name="P68"/>
      <text:p text:style-name="P71"><text:tab/><text:tab/><text:tab/><text:tab/><text:tab/><text:tab/><text:tab/><text:tab/><text:tab/>{</text:p>
      <text:p text:style-name="P71"><text:tab/><text:tab/><text:tab/><text:tab/><text:tab/><text:tab/><text:tab/><text:tab/><text:tab/> <text:s/></text:p>
      <text:p text:style-name="P71"><text:tab/><text:tab/><text:tab/><text:tab/><text:tab/><text:tab/><text:tab/><text:tab/><text:tab/>DoSomething();</text:p>
      <text:p text:style-name="P71"><text:tab/><text:tab/><text:tab/><text:tab/><text:tab/><text:tab/><text:tab/><text:tab/><text:tab/>DoThis();} //1 Statements</text:p>
      <text:p text:style-name="P71">DoThis(); </text:p>
      <text:p text:style-name="P71"/>
      <text:p text:style-name="P71">DoThat(); </text:p>
      <text:p text:style-name="P71"/>
      <text:p text:style-name="P71">DoSomething();</text:p>
      <text:p text:style-name="P71"/>
      <text:p text:style-name="P71">//3 statements</text:p>
      <text:p text:style-name="P78"/>
      <text:p text:style-name="P72">5.Semicolon are reserved for single statements not compound statements.</text:p>
      <text:p text:style-name="P73"/>
      <text:p text:style-name="P73">6.A if within another if is called as nested if statements.</text:p>
      <text:p text:style-name="P73"/>
      <text:p text:style-name="P74">7.Comments with placeholders in javascript is very helpful to recognise the function of javascript in later stages.</text:p>
      <text:p text:style-name="P74"/>
      <text:p text:style-name="P75">8.Any varaibles which is created at script level is said to be global varaibles.</text:p>
      <text:p text:style-name="P75"/>
      <text:p text:style-name="P81">9.Very imp :- if you want to stored the temparary data use local variable and for permanent data use global varaibles.</text:p>
      <text:p text:style-name="P81"/>
      <text:p text:style-name="P81">10.Swtich :- <text:span text:style-name="T2">switch is very efficienlty to use if you want to choose between two things.</text:span></text:p>
      <text:p text:style-name="P81"><text:span text:style-name="T2"/></text:p>
      <text:p text:style-name="P82"><text:span text:style-name="T2">11.Like if and else swtich cannot make decision on true and false statements. It only make decision only on the test data.</text:span></text:p>
      <text:p text:style-name="P82"><text:span text:style-name="T2"/></text:p>
      <text:p text:style-name="P80">SECTION 5: Looping</text:p>
      <text:p text:style-name="P83"/>
      <text:p text:style-name="P76">1.For loops are great for counting tasks.</text:p>
      <text:p text:style-name="P76"/>
      <text:p text:style-name="P77">2.If you want to collect multiple piece of data in a single variable then array is the data structures which is helpful.</text:p>
      <text:p text:style-name="P78"/>
      <text:p text:style-name="P78">3.In javascripy for array you have to create “<text:span text:style-name="T1">A object of type array.</text:span></text:p>
      <text:p text:style-name="P78"><text:span text:style-name="T1"/></text:p>
      <text:p text:style-name="P78"><text:span text:style-name="T1"><text:s/>//VAR SHOWTIME = NEW ARRAY();</text:span></text:p>
      <text:p text:style-name="P78"><text:span text:style-name="T1"/></text:p>
      <text:p text:style-name="P78">4.Array data stored with keys.</text:p>
      <text:p text:style-name="P78"/>
      <text:p text:style-name="P78"/>
      <text:p text:style-name="P71"/>
      <text:p text:style-name="P70"/>
      <text:p text:style-name="P70"/>
      <text:p text:style-name="P70"/>
      <text:p text:style-name="P70"/>
      <text:p text:style-name="P66"/>
      <text:p text:style-name="P49"/>
      <text:p text:style-name="P46"><text:soft-page-break/></text:p>
      <text:p text:style-name="P46"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36"/>
      <text:p text:style-name="P34"/>
      <text:p text:style-name="P34"/>
      <text:p text:style-name="P3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1:32:33.039063172</meta:creation-date>
    <dc:date>2020-02-29T22:09:54.809136111</dc:date>
    <meta:editing-duration>P1DT2H33M23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6" meta:paragraph-count="128" meta:word-count="1297" meta:character-count="8003" meta:non-whitespace-character-count="6710"/>
  </office:meta>
</office:document-meta>
</file>